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aco" svg:font-family="Monaco, Menlo, Consolas, 'Courier New'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8125in"/>
    </style:style>
    <style:style style:name="Table2.B" style:family="table-column">
      <style:table-column-properties style:column-width="3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3in" fo:margin-left="-0.1125in" table:align="left"/>
    </style:style>
    <style:style style:name="Table4.A" style:family="table-column">
      <style:table-column-properties style:column-width="5in"/>
    </style:style>
    <style:style style:name="Table4.B" style:family="table-column">
      <style:table-column-properties style:column-width="2.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3" style:family="paragraph" style:parent-style-name="Standard">
      <style:paragraph-properties fo:text-align="start" style:justify-single-word="false"/>
      <style:text-properties officeooo:rsid="000968d5" officeooo:paragraph-rsid="000ad7b8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4ca47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0ad7b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rsid="004c34cc" officeooo:paragraph-rsid="004c34cc"/>
    </style:style>
    <style:style style:name="P7" style:family="paragraph" style:parent-style-name="Standard">
      <style:paragraph-properties fo:text-align="start" style:justify-single-word="false"/>
      <style:text-properties officeooo:rsid="005c9216" officeooo:paragraph-rsid="005c9216"/>
    </style:style>
    <style:style style:name="P8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3445in"/>
        </style:tab-stops>
      </style:paragraph-properties>
      <style:text-properties style:font-name="Consolas" fo:font-size="10pt" officeooo:rsid="003694c0" officeooo:paragraph-rsid="003694c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onsolas" fo:font-size="10pt" officeooo:rsid="003d92d3" officeooo:paragraph-rsid="003d92d3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4ca476" officeooo:paragraph-rsid="004ca47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d92d3" officeooo:paragraph-rsid="003d92d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3694c0" officeooo:paragraph-rsid="003694c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41b9de" officeooo:paragraph-rsid="0041b9de"/>
    </style:style>
    <style:style style:name="P15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P16" style:family="paragraph" style:parent-style-name="Table_20_Contents">
      <style:paragraph-properties fo:text-align="start" style:justify-single-word="false"/>
      <style:text-properties fo:color="#3333ff" officeooo:rsid="005c9216" officeooo:paragraph-rsid="005c9216"/>
    </style:style>
    <style:style style:name="P17" style:family="paragraph" style:parent-style-name="Table_20_Contents">
      <style:paragraph-properties fo:text-align="start" style:justify-single-word="false"/>
      <style:text-properties fo:color="#3333ff" style:font-name="Consolas" fo:font-size="10pt" officeooo:rsid="005d5784" officeooo:paragraph-rsid="005d5784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3333ff" officeooo:rsid="005ef456" officeooo:paragraph-rsid="005ef456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cd15a" officeooo:paragraph-rsid="003cd15a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968d5" officeooo:paragraph-rsid="0024a2f9"/>
    </style:style>
    <style:style style:name="P21" style:family="paragraph" style:parent-style-name="Standard">
      <style:paragraph-properties fo:text-align="start" style:justify-single-word="false"/>
      <style:text-properties officeooo:rsid="000968d5" officeooo:paragraph-rsid="005c9216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1de19" officeooo:paragraph-rsid="00595504"/>
    </style:style>
    <style:style style:name="P23" style:family="paragraph" style:parent-style-name="Standard">
      <style:paragraph-properties fo:text-align="start" style:justify-single-word="false"/>
      <style:text-properties officeooo:rsid="005c9216" officeooo:paragraph-rsid="005c9216"/>
    </style:style>
    <style:style style:name="P24" style:family="paragraph" style:parent-style-name="Standard" style:list-style-name="L1">
      <style:paragraph-properties fo:text-align="start" style:justify-single-word="false" fo:break-before="page"/>
      <style:text-properties officeooo:rsid="000968d5" officeooo:paragraph-rsid="000968d5"/>
    </style:style>
    <style:style style:name="P25" style:family="paragraph" style:parent-style-name="Table_20_Contents">
      <style:paragraph-properties fo:text-align="start" style:justify-single-word="false"/>
      <style:text-properties fo:color="#3333ff" officeooo:rsid="00629c7b" officeooo:paragraph-rsid="00629c7b"/>
    </style:style>
    <style:style style:name="P26" style:family="paragraph" style:parent-style-name="Table_20_Contents">
      <style:paragraph-properties fo:text-align="start" style:justify-single-word="false"/>
      <style:text-properties fo:color="#3333ff" officeooo:rsid="005ef456" officeooo:paragraph-rsid="005ef456"/>
    </style:style>
    <style:style style:name="P27" style:family="paragraph" style:parent-style-name="Table_20_Contents">
      <style:paragraph-properties fo:text-align="start" style:justify-single-word="false"/>
      <style:text-properties fo:color="#3333ff" style:font-name="Consolas" fo:font-size="9pt" officeooo:rsid="0064cb80" officeooo:paragraph-rsid="0064cb80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color="#3333ff" style:font-name="Consolas" fo:font-size="9pt" officeooo:rsid="00676a03" officeooo:paragraph-rsid="00676a03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color="#3333ff" fo:font-weight="bold" officeooo:rsid="00629c7b" officeooo:paragraph-rsid="00629c7b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9pt" officeooo:rsid="00629c7b" officeooo:paragraph-rsid="00629c7b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3333ff" style:font-name="Monaco" fo:font-size="7.80000019073486pt" fo:letter-spacing="normal" fo:font-style="normal" fo:font-weight="normal"/>
    </style:style>
    <style:style style:name="P33" style:family="paragraph" style:parent-style-name="Preformatted_20_Text">
      <style:paragraph-properties fo:margin-top="0in" fo:margin-bottom="0in" loext:contextual-spacing="false" style:line-height-at-least="0.1665in" fo:text-align="start" style:justify-single-word="false" fo:widows="1" fo:padding="0in" fo:border="none"/>
      <style:text-properties fo:font-variant="normal" fo:text-transform="none" fo:color="#333333" style:font-name="Monaco" fo:font-size="7.80000019073486pt" fo:letter-spacing="normal" fo:font-style="normal" fo:font-weight="normal"/>
    </style:style>
    <style:style style:name="P34" style:family="paragraph" style:parent-style-name="Preformatted_20_Text">
      <style:paragraph-properties fo:margin-top="0in" fo:margin-bottom="0in" loext:contextual-spacing="false" style:line-height-at-least="0.1665in" fo:text-align="start" style:justify-single-word="false" fo:widows="1" fo:padding="0in" fo:border="none"/>
      <style:text-properties fo:font-variant="normal" fo:text-transform="none" fo:color="#3333ff" style:font-name="Monaco" fo:font-size="7.80000019073486pt" fo:letter-spacing="normal" fo:font-style="normal" fo:font-weight="normal"/>
    </style:style>
    <style:style style:name="T1" style:family="text">
      <style:text-properties officeooo:rsid="000b8f45"/>
    </style:style>
    <style:style style:name="T2" style:family="text">
      <style:text-properties officeooo:rsid="000ca072"/>
    </style:style>
    <style:style style:name="T3" style:family="text">
      <style:text-properties officeooo:rsid="00146dac"/>
    </style:style>
    <style:style style:name="T4" style:family="text">
      <style:text-properties officeooo:rsid="0019673f"/>
    </style:style>
    <style:style style:name="T5" style:family="text">
      <style:text-properties fo:font-weight="bold" officeooo:rsid="00287d25" style:font-weight-asian="bold" style:font-weight-complex="bold"/>
    </style:style>
    <style:style style:name="T6" style:family="text">
      <style:text-properties fo:font-weight="bold" officeooo:rsid="003694c0" style:font-weight-asian="bold" style:font-weight-complex="bold"/>
    </style:style>
    <style:style style:name="T7" style:family="text">
      <style:text-properties fo:font-weight="bold" officeooo:rsid="00444296" style:font-weight-asian="bold" style:font-weight-complex="bold"/>
    </style:style>
    <style:style style:name="T8" style:family="text">
      <style:text-properties fo:font-weight="bold" officeooo:rsid="00629c7b" style:font-weight-asian="bold" style:font-weight-complex="bold"/>
    </style:style>
    <style:style style:name="T9" style:family="text">
      <style:text-properties fo:font-weight="normal" officeooo:rsid="003694c0" style:font-weight-asian="normal" style:font-weight-complex="normal"/>
    </style:style>
    <style:style style:name="T10" style:family="text">
      <style:text-properties fo:font-weight="normal" officeooo:rsid="00595504" style:font-weight-asian="normal" style:font-weight-complex="normal"/>
    </style:style>
    <style:style style:name="T11" style:family="text">
      <style:text-properties officeooo:rsid="0028cfe5"/>
    </style:style>
    <style:style style:name="T12" style:family="text">
      <style:text-properties officeooo:rsid="0029c9f3"/>
    </style:style>
    <style:style style:name="T13" style:family="text">
      <style:text-properties officeooo:rsid="00331f19"/>
    </style:style>
    <style:style style:name="T14" style:family="text">
      <style:text-properties officeooo:rsid="003694c0"/>
    </style:style>
    <style:style style:name="T15" style:family="text">
      <style:text-properties officeooo:rsid="00369766"/>
    </style:style>
    <style:style style:name="T16" style:family="text">
      <style:text-properties officeooo:rsid="0041b9de"/>
    </style:style>
    <style:style style:name="T17" style:family="text">
      <style:text-properties officeooo:rsid="0044b503"/>
    </style:style>
    <style:style style:name="T18" style:family="text">
      <style:text-properties officeooo:rsid="005b3bbe"/>
    </style:style>
    <style:style style:name="T19" style:family="text">
      <style:text-properties fo:font-style="italic" officeooo:rsid="005b3bbe" style:font-style-asian="italic" style:font-style-complex="italic"/>
    </style:style>
    <style:style style:name="T20" style:family="text">
      <style:text-properties fo:font-style="normal" officeooo:rsid="005b3bbe" style:font-style-asian="normal" style:font-style-complex="normal"/>
    </style:style>
    <style:style style:name="T21" style:family="text">
      <style:text-properties officeooo:rsid="005f1e68"/>
    </style:style>
    <style:style style:name="T22" style:family="text">
      <style:text-properties officeooo:rsid="00629c7b"/>
    </style:style>
    <style:style style:name="T23" style:family="text">
      <style:text-properties officeooo:rsid="006322a6"/>
    </style:style>
    <style:style style:name="T24" style:family="text">
      <style:text-properties officeooo:rsid="006494c1"/>
    </style:style>
    <style:style style:name="T25" style:family="text">
      <style:text-properties fo:color="#3333ff" officeooo:rsid="00629c7b"/>
    </style:style>
    <style:style style:name="T26" style:family="text">
      <style:text-properties fo:font-variant="normal" fo:text-transform="none" fo:color="#333333" style:font-name="Monaco" fo:font-size="7.80000019073486pt" fo:letter-spacing="normal" fo:font-style="normal" fo:font-weight="normal"/>
    </style:style>
    <style:style style:name="T27" style:family="text">
      <style:text-properties officeooo:rsid="006868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 pt 2</text:span> Worksheet – <text:span text:style-name="T3">Static Variables, Modulus, &amp; Post/Pre-Increment/Decrement</text:span></text:p>
      <text:p text:style-name="P1"/>
      <text:list xml:id="list3297144343398449099" text:style-name="L1">
        <text:list-item>
          <text:p text:style-name="P19"><text:span text:style-name="T18">Using the below program and output, explain how </text:span><text:span text:style-name="T19">static</text:span><text:span text:style-name="T20"> works.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PROGRAM</text:p>
          </table:table-cell>
          <table:table-cell table:style-name="Table2.B1" office:value-type="string">
            <text:p text:style-name="P12">OUTPUT</text:p>
          </table:table-cell>
        </table:table-row>
        <table:table-row>
          <table:table-cell table:style-name="Table2.A2" office:value-type="string">
            <text:p text:style-name="P10">#include &lt;iostream&gt;</text:p>
            <text:p text:style-name="P10">using namespace std;</text:p>
            <text:p text:style-name="P10">void mySpecialFunct()</text:p>
            <text:p text:style-name="P10">{</text:p>
            <text:p text:style-name="P10"><text:s text:c="2"/><text:span text:style-name="T16">static int calls = 0;</text:span></text:p>
            <text:p text:style-name="P10"><text:s text:c="2"/><text:span text:style-name="T16">calls++;</text:span></text:p>
            <text:p text:style-name="P10"><text:s text:c="2"/><text:span text:style-name="T17">cout &lt;&lt; “Function calls: “&lt;&lt; calls &lt;&lt; endl;</text:span></text:p>
            <text:p text:style-name="P10">}</text:p>
            <text:p text:style-name="P10">int main()</text:p>
            <text:p text:style-name="P10">{</text:p>
            <text:p text:style-name="P10"><text:s text:c="3"/>mySpecialFunct();</text:p>
            <text:p text:style-name="P10"><text:s text:c="3"/>mySpecialFunct();</text:p>
            <text:p text:style-name="P10"><text:s text:c="3"/>mySpecialFunct();</text:p>
            <text:p text:style-name="P10"><text:s text:c="3"/>mySpecialFunct();</text:p>
            <text:p text:style-name="P10"><text:s text:c="3"/>mySpecialFunct();</text:p>
            <text:p text:style-name="P10"><text:s text:c="3"/>mySpecialFunct();</text:p>
            <text:p text:style-name="P10"/>
            <text:p text:style-name="P10"><text:s text:c="3"/>return 0;</text:p>
            <text:p text:style-name="P10">}</text:p>
          </table:table-cell>
          <table:table-cell table:style-name="Table2.B2" office:value-type="string">
            <text:p text:style-name="P14">Function calls: 1</text:p>
            <text:p text:style-name="P14">Function calls: 2</text:p>
            <text:p text:style-name="P14">Function calls: 3</text:p>
            <text:p text:style-name="P14">Function calls: 4</text:p>
            <text:p text:style-name="P14">Function calls: 5</text:p>
            <text:p text:style-name="P14">Function calls: 6</text:p>
            <text:p text:style-name="P14"/>
            <text:p text:style-name="P14"/>
            <text:p text:style-name="P14"/>
            <text:p text:style-name="P25">Static variables work in the following ways:</text:p>
            <text:p text:style-name="P25"><text:s text:c="2"/>- It exists for as long as the program is on</text:p>
            <text:p text:style-name="P25"><text:s text:c="2"/>- It only exists in the function it is defined</text:p>
            <text:p text:style-name="P25"><text:s text:c="2"/>- A static variable does not lose its value when the program exits from the function</text:p>
            <text:p text:style-name="P25"><text:s text:c="2"/>- They are a great alternative to global variables (as they can only be edited by one part of the program (the function it is in)</text:p>
            <text:p text:style-name="P16"/>
            <text:p text:style-name="P16"/>
            <text:p text:style-name="P16"/>
          </table:table-cell>
        </table:table-row>
      </table:table>
      <text:p text:style-name="P2"/>
      <text:list xml:id="list193045927000820" text:continue-numbering="true" text:style-name="L1">
        <text:list-item>
          <text:p text:style-name="P20"><text:span text:style-name="T8">W</text:span><text:span text:style-name="T5">rite a function that takes in an integer amount of seconds and </text:span><text:span text:style-name="T7">outputs it in terms of</text:span><text:span text:style-name="T5"> hours, minutes, and seconds.</text:span></text:p>
        </text:list-item>
      </text:list>
      <text:p text:style-name="P7"><text:tab/></text:p>
      <text:p text:style-name="P7"><text:tab/><text:span text:style-name="T25">Example function and output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Program</text:p>
          </table:table-cell>
          <table:table-cell table:style-name="Table4.B1" office:value-type="string">
            <text:p text:style-name="P29">Output</text:p>
          </table:table-cell>
        </table:table-row>
        <table:table-row>
          <table:table-cell table:style-name="Table4.A2" office:value-type="string">
            <text:p text:style-name="P28">#include &lt;iostream&gt;</text:p>
            <text:p text:style-name="P28">using std::cout;</text:p>
            <text:p text:style-name="P28"/>
            <text:p text:style-name="P28">void outputSecToHMS (int seconds)</text:p>
            <text:p text:style-name="P28">{</text:p>
            <text:p text:style-name="P28"><text:s text:c="2"/>int hours, minutes, remainder; // remainder used for "leftover" parts</text:p>
            <text:p text:style-name="P28"><text:s text:c="2"/>hours = seconds / 3600; <text:s text:c="7"/>// 3600 seconds per hour</text:p>
            <text:p text:style-name="P28"><text:s text:c="2"/>remainder = seconds % 3600; <text:s text:c="3"/>// get leftover seconds</text:p>
            <text:p text:style-name="P28"><text:s text:c="2"/>minutes = remainder / 60; <text:s text:c="5"/>// 60 seconds per minute</text:p>
            <text:p text:style-name="P28"><text:s text:c="2"/>seconds = remainder % 60; <text:s text:c="5"/>// the leftover now is just seconds</text:p>
            <text:p text:style-name="P28"><text:s text:c="2"/></text:p>
            <text:p text:style-name="P28"><text:s text:c="2"/>cout &lt;&lt; hours &lt;&lt; " hour(s), " &lt;&lt; minutes &lt;&lt; " minute(s), "</text:p>
            <text:p text:style-name="P28"><text:s text:c="7"/>&lt;&lt; seconds &lt;&lt; " second(s)\n";</text:p>
            <text:p text:style-name="P28">}</text:p>
            <text:p text:style-name="P28">int main()</text:p>
            <text:p text:style-name="P28">{</text:p>
            <text:p text:style-name="P28"><text:s text:c="2"/>outputSecToHMS(4100);</text:p>
            <text:p text:style-name="P28"><text:s text:c="2"/>outputSecToHMS(60);</text:p>
            <text:p text:style-name="P28"><text:s text:c="2"/>outputSecToHMS(3661);</text:p>
            <text:p text:style-name="P28"><text:s text:c="2"/>return 0;</text:p>
            <text:p text:style-name="P28">}</text:p>
          </table:table-cell>
          <table:table-cell table:style-name="Table4.B2" office:value-type="string">
            <text:p text:style-name="P32">1 hour(s), 8 minute(s), 20 second(s)</text:p>
            <text:p text:style-name="P34">0 hour(s), 1 minute(s), 0 second(s)</text:p>
            <text:p text:style-name="P34">1 hour(s), 1 minute(s), 1 second(s)</text:p>
            <text:p text:style-name="P32"/>
            <text:p text:style-name="Preformatted_20_Text"/>
          </table:table-cell>
        </table:table-row>
      </table:table>
      <text:p text:style-name="P21"/>
      <text:list xml:id="list193044708391854" text:continue-numbering="true" text:style-name="L1">
        <text:list-item>
          <text:p text:style-name="P24">What is the output of the following program?</text:p>
        </text:list-item>
      </text:list>
      <text:p text:style-name="P5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PROGRAM</text:p>
          </table:table-cell>
          <table:table-cell table:style-name="Table3.B1" office:value-type="string">
            <text:p text:style-name="P11">OUTPUT</text:p>
          </table:table-cell>
        </table:table-row>
        <table:table-row>
          <table:table-cell table:style-name="Table3.A2" office:value-type="string">
            <text:p text:style-name="P4">#include &lt;iostream&gt;</text:p>
            <text:p text:style-name="P4">using <text:span text:style-name="T14">namespace std;</text:span></text:p>
            <text:p text:style-name="P4">int main()</text:p>
            <text:p text:style-name="P4">{</text:p>
            <text:p text:style-name="P4"><text:s text:c="2"/>int counter = 5, <text:span text:style-name="T12">sum = 0,</text:span> <text:span text:style-name="T12">c</text:span> = 0.<text:span text:style-name="T11">5</text:span>; <text:s text:c="6"/></text:p>
            <text:p text:style-name="P4"><text:s text:c="2"/>while(--counter &gt; 0)</text:p>
            <text:p text:style-name="P4"><text:s text:c="2"/>{</text:p>
            <text:p text:style-name="P4"><text:s text:c="4"/>cout &lt;&lt; <text:span text:style-name="T4">++</text:span>sum &lt;&lt; endl;</text:p>
            <text:p text:style-name="P4"><text:s text:c="2"/>}</text:p>
            <text:p text:style-name="P4"><text:s text:c="2"/></text:p>
            <text:p text:style-name="P4"><text:s text:c="2"/>counter = 5; <text:s text:c="4"/>// <text:span text:style-name="T2">reset counter</text:span></text:p>
            <text:p text:style-name="P4"><text:tab/> <text:s/></text:p>
            <text:p text:style-name="P4"><text:s text:c="2"/>while(counter-- &gt; 0)</text:p>
            <text:p text:style-name="P4"><text:s text:c="2"/>{</text:p>
            <text:p text:style-name="P4"><text:s text:c="4"/>cout &lt;&lt; <text:span text:style-name="T12">c++</text:span> &lt;&lt; endl; // <text:span text:style-name="T12">pun intended</text:span></text:p>
            <text:p text:style-name="P4"><text:s text:c="2"/>}</text:p>
            <text:p text:style-name="P4"><text:s text:c="2"/>return 0;</text:p>
            <text:p text:style-name="P4">}</text:p>
          </table:table-cell>
          <table:table-cell table:style-name="Table3.B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0</text:p>
            <text:p text:style-name="P17">1</text:p>
            <text:p text:style-name="P17">2</text:p>
            <text:p text:style-name="P17">3</text:p>
            <text:p text:style-name="P17">4</text:p>
            <text:p text:style-name="P17"/>
            <text:p text:style-name="P17">NOTE: </text:p>
            <text:p text:style-name="P17"/>
            <text:p text:style-name="P17">pre-inc/dec acts before print and &gt; check</text:p>
            <text:p text:style-name="P17"/>
            <text:p text:style-name="P17">post-inc/dec acts after print and &gt; check</text:p>
          </table:table-cell>
        </table:table-row>
      </table:table>
      <text:p text:style-name="P3"/>
      <text:list xml:id="list193046269779046" text:continue-numbering="true" text:style-name="L1">
        <text:list-item>
          <text:p text:style-name="P22">Analyze the following code and output. <text:span text:style-name="T13">What's going in in it? </text:span><text:span text:style-name="T6">HINT: </text:span><text:span text:style-name="T9">All “%3” </text:span><text:span text:style-name="T10">parts</text:span><text:span text:style-name="T9"> </text:span><text:span text:style-name="T10">r</text:span><text:span text:style-name="T9">elate to </text:span><text:span text:style-name="T10">the size of the list array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PROGRAM</text:p>
          </table:table-cell>
          <table:table-cell table:style-name="Table1.B1" office:value-type="string">
            <text:p text:style-name="P13">OUTPUT</text:p>
          </table:table-cell>
        </table:table-row>
        <table:table-row>
          <table:table-cell table:style-name="Table1.A2" office:value-type="string">
            <text:p text:style-name="P8">#include &lt;iostream&gt;</text:p>
            <text:p text:style-name="P8">using namespace std;</text:p>
            <text:p text:style-name="P8">int main()</text:p>
            <text:p text:style-name="P8">{</text:p>
            <text:p text:style-name="P8"><text:s text:c="2"/>int list[] = {0,1,1};</text:p>
            <text:p text:style-name="P8"><text:s text:c="2"/>int n = <text:span text:style-name="T15">7</text:span>, x;</text:p>
            <text:p text:style-name="P8"><text:s text:c="2"/></text:p>
            <text:p text:style-name="P8"><text:s text:c="2"/>cout &lt;&lt; "INITIAL: \n[" &lt;&lt; list[0] &lt;&lt; " " &lt;&lt; list[1]</text:p>
            <text:p text:style-name="P8"><text:s text:c="7"/>&lt;&lt; " " &lt;&lt; list[2] &lt;&lt; "]\n\n";</text:p>
            <text:p text:style-name="P8"><text:s text:c="7"/></text:p>
            <text:p text:style-name="P8"><text:s text:c="2"/>cout &lt;&lt; "LOOP:\n";</text:p>
            <text:p text:style-name="P8"><text:s text:c="2"/>for(x = 3; x &lt;= n; ++x)</text:p>
            <text:p text:style-name="P8"><text:s text:c="2"/>{</text:p>
            <text:p text:style-name="P8"><text:s text:c="4"/>static int y = x-1, z = x-2;</text:p>
            <text:p text:style-name="P8"><text:s text:c="4"/></text:p>
            <text:p text:style-name="P8"><text:s text:c="4"/>list[x%3] = list[y%3] + list[z%3];</text:p>
            <text:p text:style-name="P8"><text:s text:c="4"/>y++;</text:p>
            <text:p text:style-name="P8"><text:s text:c="4"/>z++;</text:p>
            <text:p text:style-name="P8"><text:s text:c="4"/></text:p>
            <text:p text:style-name="P8"><text:s text:c="4"/>cout &lt;&lt; "[" &lt;&lt; list[0] &lt;&lt; " " &lt;&lt; list[1]</text:p>
            <text:p text:style-name="P8"><text:s text:c="9"/>&lt;&lt; " " &lt;&lt; list[2] &lt;&lt; "]\n";</text:p>
            <text:p text:style-name="P8"><text:s text:c="2"/>}</text:p>
            <text:p text:style-name="P8"><text:s text:c="2"/></text:p>
            <text:p text:style-name="P8"><text:s text:c="2"/>x--; // doing this since the for loop shifted x up one</text:p>
            <text:p text:style-name="P8"><text:s text:c="2"/></text:p>
            <text:p text:style-name="P8"><text:s text:c="2"/>cout &lt;&lt; "Value when n=" &lt;&lt; n &lt;&lt; ": " &lt;&lt; list[x%3] &lt;&lt; "\n";</text:p>
            <text:p text:style-name="P8"><text:s text:c="2"/></text:p>
            <text:p text:style-name="P8"><text:s text:c="2"/>return 0;</text:p>
            <text:p text:style-name="P9">}</text:p>
          </table:table-cell>
          <table:table-cell table:style-name="Table1.B2" office:value-type="string">
            <text:p text:style-name="P15">INITIAL:</text:p>
            <text:p text:style-name="P15">[0 1 1]</text:p>
            <text:p text:style-name="P15"/>
            <text:p text:style-name="P15">LOOP:</text:p>
            <text:p text:style-name="P15">[2 1 1]</text:p>
            <text:p text:style-name="P15">[2 3 1]</text:p>
            <text:p text:style-name="P15">[2 3 5]</text:p>
            <text:p text:style-name="P15">[8 3 5]</text:p>
            <text:p text:style-name="P15">[8 13 5]</text:p>
            <text:p text:style-name="P15">Value when n=7: 13</text:p>
            <text:p text:style-name="P15"/>
            <text:p text:style-name="P18">EXPLANATIONS:</text:p>
            <text:p text:style-name="P18">- <text:span text:style-name="T21">This program is computing the nth term of the fibonacci question</text:span></text:p>
            <text:p text:style-name="P18">- <text:span text:style-name="T27">The program is “cycling” through the array</text:span></text:p>
            <text:p text:style-name="P18">- <text:span text:style-name="T23">The best way to understand how this program works is to write out every iteration of the for loop.</text:span></text:p>
            <text:p text:style-name="P18">- <text:span text:style-name="T23">Note that the static part does not reinitialize/redeclare y and z (only done once)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aco" svg:font-family="Monaco, Menlo, Consolas, 'Courier New'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9:58.885000000</meta:creation-date>
    <dc:date>2015-09-19T19:30:43.758000000</dc:date>
    <meta:editing-duration>PT3H35M53S</meta:editing-duration>
    <meta:editing-cycles>93</meta:editing-cycles>
    <meta:generator>LibreOffice/5.0.1.2$Windows_x86 LibreOffice_project/81898c9f5c0d43f3473ba111d7b351050be20261</meta:generator>
    <meta:document-statistic meta:table-count="4" meta:image-count="0" meta:object-count="0" meta:page-count="2" meta:paragraph-count="141" meta:word-count="583" meta:character-count="3225" meta:non-whitespace-character-count="2566"/>
  </office:meta>
</office:document-meta>
</file>